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P12" style:family="paragraph" style:parent-style-name="Standard" style:list-style-name="L8">
      <style:text-properties fo:font-weight="normal" style:font-weight-asian="normal" style:font-weight-complex="normal"/>
    </style:style>
    <style:style style:name="P13" style:family="paragraph" style:parent-style-name="Standard" style:list-style-name="L9">
      <style:text-properties fo:font-weight="normal" style:font-weight-asian="normal" style:font-weight-complex="normal"/>
    </style:style>
    <style:style style:name="P14" style:family="paragraph" style:parent-style-name="Standard" style:list-style-name="L10">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mbineLatest =&gt;</text:span> When any observable emits a value, emit the latest value from each.</text:p>
      <text:p text:style-name="P1"><text:span text:style-name="T1">Object.assign =&gt;</text:span> Object.assign new method allows to easily copy values from one object to another.</text:p>
      <text:p text:style-name="P1">const <text:span text:style-name="T1">myObj</text:span> = {clown: '1',police: '2',santa: '3',farmer: '14'}</text:p>
      <text:p text:style-name="P1">const <text:span text:style-name="T1">myObj3</text:span> = Object.assign({}, myObj);</text:p>
      <text:p text:style-name="P1"><text:span text:style-name="T1">NgFor =&gt; </text:span>NgFor is a directive that iterates over collection of data. It is used to customize data display. Whenever there is change in collection of data at runtime, that will be updated in data display iterated by NgFor directive.</text:p>
      <text:list xml:id="list4221396459605532427" text:style-name="L1">
        <text:list-item>
          <text:p text:style-name="P5"><text:span text:style-name="T1">index</text:span>: Provides the index for current loop iteration. Index starts from 0. </text:p>
        </text:list-item>
        <text:list-item>
          <text:p text:style-name="P5"><text:span text:style-name="T1">first</text:span>: Provides Boolean value. It returns true if the element is first in the iteration otherwise false. </text:p>
        </text:list-item>
        <text:list-item>
          <text:p text:style-name="P5"><text:span text:style-name="T1">last</text:span>: Provides Boolean value. It returns true if the element is last in the iteration otherwise false. </text:p>
        </text:list-item>
        <text:list-item>
          <text:p text:style-name="P5"><text:span text:style-name="T1">even</text:span>: Provides Boolean value. For every index of elements in the iteration, if even then returns true otherwise false. </text:p>
        </text:list-item>
        <text:list-item>
          <text:p text:style-name="P5"><text:span text:style-name="T1">odd</text:span>: Provides Boolean value. For every index of elements in the iteration, if odd then returns true otherwise false.</text:p>
        </text:list-item>
      </text:list>
      <text:p text:style-name="P1"><text:span text:style-name="T1">ng-template =&gt; </text:span>&lt;ng-template&gt; is an angular element for rendering HTML. It is never displayed directly. It can be displayed using structural directive, ViewContainerRef etc.</text:p>
      <text:p text:style-name="P2">Angular 4 Renderer2 Example</text:p>
      <text:list xml:id="list2157534302238737516" text:style-name="L2">
        <text:list-item>
          <text:p text:style-name="P6">createElement(), createText(), appendChild()</text:p>
        </text:list-item>
        <text:list-item>
          <text:p text:style-name="P6">insertBefore()</text:p>
        </text:list-item>
        <text:list-item>
          <text:p text:style-name="P6">removeChild()</text:p>
        </text:list-item>
        <text:list-item>
          <text:p text:style-name="P6">selectRootElement()</text:p>
        </text:list-item>
        <text:list-item>
          <text:p text:style-name="P6">setAttribute() and removeAttribute()</text:p>
        </text:list-item>
        <text:list-item>
          <text:p text:style-name="P6">setProperty()</text:p>
        </text:list-item>
        <text:list-item>
          <text:p text:style-name="P6">addClass() and removeClass()</text:p>
        </text:list-item>
        <text:list-item>
          <text:p text:style-name="P6">setStyle() and removeStyle()</text:p>
        </text:list-item>
        <text:list-item>
          <text:p text:style-name="P6">parentNode()</text:p>
        </text:list-item>
        <text:list-item>
          <text:p text:style-name="P6">createComment()</text:p>
        </text:list-item>
        <text:list-item>
          <text:p text:style-name="P6">listen()</text:p>
        </text:list-item>
      </text:list>
      <text:p text:style-name="P1"/>
      <text:p text:style-name="P1"><text:span text:style-name="T1">setAttribute(): </text:span>Sets attribute and its value to an element.</text:p>
      <text:p text:style-name="P1"><text:span text:style-name="T1">removeAttribute(): </text:span>Removes the attribute from the element.</text:p>
      <text:p text:style-name="P1"><text:span text:style-name="T1">setProperty() = &gt;</text:span> Method signature of setProperty() of Renderer2 service is as follows.</text:p>
      <text:p text:style-name="P1"><text:span text:style-name="T1">addClass() =&gt; <text:s/></text:span>Adds a CSS class to a given element. <text:s text:c="2"/><text:span text:style-name="T1">addClass</text:span>(el:any, name:string) </text:p>
      <text:p text:style-name="P1"><text:span text:style-name="T1">removeClass() =&gt; </text:span><text:s/>Removes the CSS class from given element. <text:s text:c="2"/><text:span text:style-name="T1">removeClass</text:span>(el:any, name:string)</text:p>
      <text:p text:style-name="P1"><text:span text:style-name="T1">setStyle()=&gt; </text:span>Sets a style to the given element.</text:p>
      <text:p text:style-name="P1"><text:span text:style-name="T1">RemoveStyle() =&gt; </text:span>Sets a style to the given element.</text:p>
      <text:p text:style-name="P1"><text:soft-page-break/><text:span text:style-name="T1">object =&gt; </text:span>An object is a collection of properties, <text:s/>A property is an association between a key and Value. A property's value can be a function, in which case the property is known as a method. <text:s/>In addition to objects that are predefined in the browser, you can define your own objects</text:p>
      <text:p text:style-name="P1"><text:span text:style-name="T1">Encapsulation <text:s/>=&gt;</text:span> the capability to store related information, whether data or methods, together in an object.</text:p>
      <text:p text:style-name="P1"><text:span text:style-name="T1">Aggregation <text:s/>=&gt; </text:span>the capability to store one object inside another object.</text:p>
      <text:p text:style-name="P1"><text:span text:style-name="T1">Inheritance <text:s/>=&gt; </text:span>the capability of a class to rely upon another class (or number of classes) for some of its properties and methods.</text:p>
      <text:p text:style-name="P1"><text:span text:style-name="T1">Polymorphism <text:s/>=&gt; </text:span>the capability to write one function or method that works in a variety of different ways.</text:p>
      <text:p text:style-name="P1"/>
      <text:list xml:id="list1575705871649262086" text:style-name="L3">
        <text:list-item>
          <text:p text:style-name="P7">var <text:span text:style-name="T1">name</text:span>:string <text:s/>=&gt; ”mary” =&gt; The variable stores a value of type string</text:p>
        </text:list-item>
        <text:list-item>
          <text:p text:style-name="P7">var <text:span text:style-name="T1">name</text:span>:string =&gt; The variable is a string variable. The variable’s value is set to undefined by default</text:p>
        </text:list-item>
        <text:list-item>
          <text:p text:style-name="P7">var <text:span text:style-name="T1">name</text:span> = ”mary” =&gt; The variable’s type is inferred from the data type of the value. Here, the variable is of the type string</text:p>
        </text:list-item>
        <text:list-item>
          <text:p text:style-name="P7">var <text:span text:style-name="T1">name</text:span> =&gt; The variable’s data type is any. Its value is set to undefined by default.</text:p>
        </text:list-item>
      </text:list>
      <text:list xml:id="list5595820897884319401" text:style-name="L4">
        <text:list-item>
          <text:p text:style-name="P8"><text:span text:style-name="T1">charAt() =&gt;</text:span> Returns the character at the specified index.</text:p>
        </text:list-item>
        <text:list-item>
          <text:p text:style-name="P8"><text:span text:style-name="T1">charCodeAt() =&gt;</text:span> Returns a number indicating the Unicode value of the character at the given index.</text:p>
        </text:list-item>
        <text:list-item>
          <text:p text:style-name="P8"><text:span text:style-name="T1">concat() =&gt; </text:span>Combines the text of two strings and returns a new string.</text:p>
        </text:list-item>
        <text:list-item>
          <text:p text:style-name="P8"><text:span text:style-name="T1">indexOf() =&gt; </text:span>Returns the index within the calling String object of the first occurrence of the specified value, or -1 if not found.</text:p>
        </text:list-item>
        <text:list-item>
          <text:p text:style-name="P8"><text:span text:style-name="T1">lastIndexOf() <text:s/>=&gt; </text:span>Returns the index within the calling String object of the last occurrence of the specified value, or -1 if not found.</text:p>
        </text:list-item>
        <text:list-item>
          <text:p text:style-name="P8"><text:s/><text:span text:style-name="T1">localeCompare() <text:s/>=&gt; </text:span>Returns a number indicating whether a reference string comes before or after or is the same as the given string in sort order.</text:p>
        </text:list-item>
        <text:list-item>
          <text:p text:style-name="P8"><text:span text:style-name="T1">match() =&gt;</text:span> Used to match a regular expression against a string.</text:p>
        </text:list-item>
        <text:list-item>
          <text:p text:style-name="P8"><text:span text:style-name="T1">replace() <text:s/>=&gt;</text:span> Used to find a match between a regular expression and a string, and to replace the matched substring with a new substring.</text:p>
        </text:list-item>
        <text:list-item>
          <text:p text:style-name="P8"><text:span text:style-name="T1">search() <text:s/>=&gt;</text:span> Executes the search for a match between a regular expression and a specified string.</text:p>
        </text:list-item>
        <text:list-item>
          <text:p text:style-name="P8"><text:span text:style-name="T1">slice() =&gt; </text:span>Extracts a section of a string and returns a new string.</text:p>
        </text:list-item>
        <text:list-item>
          <text:p text:style-name="P8"><text:span text:style-name="T1">plit() =&gt; </text:span>Splits a String object into an array of strings by separating the string into substrings.</text:p>
        </text:list-item>
        <text:list-item>
          <text:p text:style-name="P8"><text:span text:style-name="T1">substr() =&gt; </text:span>Returns the characters in a string beginning at the specified location through the specified number of characters.</text:p>
        </text:list-item>
        <text:list-item>
          <text:p text:style-name="P8"><text:span text:style-name="T1">substring() =&gt;</text:span> <text:s/>Returns the characters in a string between two indexes into the string.</text:p>
        </text:list-item>
        <text:list-item>
          <text:p text:style-name="P8"><text:span text:style-name="T1">toLocaleLowerCase() <text:s/>=&gt;</text:span> The characters within a string are converted to lower case while respecting the current locale.</text:p>
        </text:list-item>
        <text:list-item>
          <text:p text:style-name="P8"><text:span text:style-name="T1">toLocaleUpperCase() =&gt;</text:span> The characters within a string are converted to upper case while respecting the current locale.</text:p>
        </text:list-item>
        <text:list-item>
          <text:p text:style-name="P8"><text:soft-page-break/><text:span text:style-name="T1">toLowerCase() =</text:span>&gt; Returns the calling string value converted to lower case.</text:p>
        </text:list-item>
        <text:list-item>
          <text:p text:style-name="P8"><text:span text:style-name="T1">toString() =&gt;</text:span> Returns a string representing the specified object.</text:p>
        </text:list-item>
        <text:list-item>
          <text:p text:style-name="P8"><text:span text:style-name="T1">toUpperCase() =&gt; </text:span>Returns the calling string value converted to uppercase.</text:p>
        </text:list-item>
        <text:list-item>
          <text:p text:style-name="P8"><text:span text:style-name="T1">valueOf() =&gt; </text:span>Returns the primitive value of the specified object.</text:p>
        </text:list-item>
      </text:list>
      <text:p text:style-name="P1"><text:span text:style-name="T1">Array Methods =&gt; </text:span>A list of the methods of the Array object along with their description is given below.</text:p>
      <text:list xml:id="list4860349946111309857" text:style-name="L5">
        <text:list-item>
          <text:p text:style-name="P9"><text:span text:style-name="T1">concat() =&gt; </text:span>Returns a new array comprised of this array joined with other array(s) and/or value(s).</text:p>
        </text:list-item>
        <text:list-item>
          <text:p text:style-name="P9"><text:span text:style-name="T1">every() =&gt;</text:span> Returns true if every element in this array satisfies the provided testing function.</text:p>
        </text:list-item>
        <text:list-item>
          <text:p text:style-name="P9"><text:span text:style-name="T1">filter() =&gt;</text:span> Creates a new array with all of the elements of this array for which the provided filtering function returns true.</text:p>
        </text:list-item>
        <text:list-item>
          <text:p text:style-name="P9"><text:span text:style-name="T1"><text:s/>forEach() =&gt; </text:span>Calls a function for each element in the array.</text:p>
        </text:list-item>
        <text:list-item>
          <text:p text:style-name="P9"><text:span text:style-name="T1">indexOf()=&gt; </text:span>Returns the first (least) index of an element within the array equal to the specified value, or -1 if none is found.</text:p>
        </text:list-item>
        <text:list-item>
          <text:p text:style-name="P9"><text:span text:style-name="T1">join() =&gt;</text:span> Joins all elements of an array into a string.</text:p>
        </text:list-item>
        <text:list-item>
          <text:p text:style-name="P9"><text:span text:style-name="T1">lastIndexOf() =&gt; </text:span>Returns the last (greatest) index of an element within the array equal to the specified value, or -1 if none is found.</text:p>
        </text:list-item>
        <text:list-item>
          <text:p text:style-name="P9"><text:span text:style-name="T1">map() =&gt;</text:span> Creates a new array with the results of calling a provided function on every element in this array.</text:p>
        </text:list-item>
        <text:list-item>
          <text:p text:style-name="P9"><text:span text:style-name="T1">pop() =&gt; </text:span>Removes the last element from an array and returns that element.</text:p>
        </text:list-item>
        <text:list-item>
          <text:p text:style-name="P9"><text:span text:style-name="T1">push()=&gt; </text:span>Adds one or more elements to the end of an array and returns the new length of the array.</text:p>
        </text:list-item>
        <text:list-item>
          <text:p text:style-name="P9"><text:span text:style-name="T1">reduce() =&gt; </text:span>Apply a function simultaneously against two values of the array (from left-to-right) as to reduce it to a single value.</text:p>
        </text:list-item>
        <text:list-item>
          <text:p text:style-name="P9"><text:span text:style-name="T1">reduceRight() =&gt; </text:span>Apply a function simultaneously against two values of the array (from right-to-left) as to reduce it to a single value.</text:p>
        </text:list-item>
        <text:list-item>
          <text:p text:style-name="P9"><text:span text:style-name="T1">reverse() =&gt; </text:span>Reverses the order of the elements of an array -- the first becomes the last, and the last becomes the first.</text:p>
        </text:list-item>
        <text:list-item>
          <text:p text:style-name="P9"><text:span text:style-name="T1">shift() =&gt;</text:span> Removes the first element from an array and returns that element.</text:p>
        </text:list-item>
        <text:list-item>
          <text:p text:style-name="P9"><text:span text:style-name="T1">slice() =&gt;</text:span> Extracts a section of an array and returns a new array.</text:p>
        </text:list-item>
        <text:list-item>
          <text:p text:style-name="P9"><text:span text:style-name="T1">some() =&gt;</text:span> Returns true if at least one element in this array satisfies the provided testing function.</text:p>
        </text:list-item>
        <text:list-item>
          <text:p text:style-name="P9"><text:span text:style-name="T1">sort() =&gt;</text:span> Sorts the elements of an array.</text:p>
        </text:list-item>
        <text:list-item>
          <text:p text:style-name="P9"><text:span text:style-name="T1">splice() =&gt;</text:span> Adds and/or removes elements from an array.</text:p>
        </text:list-item>
        <text:list-item>
          <text:p text:style-name="P9"><text:span text:style-name="T1">toString() =&gt;</text:span> Returns a string representing the array and its elements.</text:p>
        </text:list-item>
        <text:list-item>
          <text:p text:style-name="P9"><text:span text:style-name="T1">unshift() =&gt; </text:span>Adds one or more elements to the front of an array and returns the new length of the array.</text:p>
        </text:list-item>
      </text:list>
      <text:p text:style-name="P1"/>
      <text:p text:style-name="P1"/>
      <text:p text:style-name="P1"/>
      <text:p text:style-name="P2"><text:soft-page-break/>RxJS Operators =&gt;<text:span text:style-name="T2"> To work with NgRx, we should be aware with RxJS operators, functions and classes. Find some RxJS operators from the link. </text:span></text:p>
      <text:list xml:id="list253589293069637781" text:style-name="L6">
        <text:list-item>
          <text:p text:style-name="P10"><text:span text:style-name="T1">mergeMap =&gt;</text:span> Map values by combining multiple Observables into one by merging their emissions. </text:p>
        </text:list-item>
        <text:list-item>
          <text:p text:style-name="P10"><text:span text:style-name="T1">switchMap =&gt;</text:span> <text:s/>When an Observable emits multiple Observables then the latest emitted Observable result is mapped by switchMap. </text:p>
        </text:list-item>
        <text:list-item>
          <text:p text:style-name="P10"><text:span text:style-name="T1">exhaustMap =&gt;</text:span> <text:span text:style-name="T1"><text:s/></text:span>It ignores every new projected Observable if the previous projected Observable has not yet completed. </text:p>
        </text:list-item>
        <text:list-item>
          <text:p text:style-name="P10"><text:span text:style-name="T1">do: =&gt;</text:span> Registers an action and can perform different Observable lifecycle events. </text:p>
        </text:list-item>
        <text:list-item>
          <text:p text:style-name="P10"><text:span text:style-name="T1">debounceTime =&gt;</text:span> Only emit an item from an Observable if the specified time has passed without emitting another item. </text:p>
        </text:list-item>
        <text:list-item>
          <text:p text:style-name="P10"><text:span text:style-name="T1">map =&gt;</text:span> It applies the given function to each item. </text:p>
        </text:list-item>
        <text:list-item>
          <text:p text:style-name="P10"><text:span text:style-name="T1">catch =&gt;</text:span> It handles errors in an Observable sequence. We need to return Observable from catch function. We can use RxJS of function to convert a value into Observable. </text:p>
        </text:list-item>
      </text:list>
      <text:p text:style-name="P1"/>
      <text:list xml:id="list8222264774140518590" text:style-name="L7">
        <text:list-item>
          <text:p text:style-name="P11"><text:span text:style-name="T1">getElementById() =&gt; </text:span>Returns the element that has the ID attribute with the specified value</text:p>
        </text:list-item>
        <text:list-item>
          <text:p text:style-name="P11"><text:span text:style-name="T1">getElementsByClassName() =&gt;</text:span><text:tab/>Returns a NodeList containing all elements with the specified class name</text:p>
        </text:list-item>
        <text:list-item>
          <text:p text:style-name="P11"><text:span text:style-name="T1">getElementsByName() <text:s/>=&gt; </text:span>Returns a NodeList containing all elements with a specified name</text:p>
        </text:list-item>
        <text:list-item>
          <text:p text:style-name="P11"><text:span text:style-name="T1">getElementsByTagName() =&gt; </text:span>Returns a NodeList containing all elements with the specified tag name</text:p>
        </text:list-item>
        <text:list-item>
          <text:p text:style-name="P11"><text:span text:style-name="T1">querySelector() <text:s/>=&gt; </text:span>Returns the first element that matches a specified CSS selector(s) in the document</text:p>
        </text:list-item>
        <text:list-item>
          <text:p text:style-name="P11"><text:span text:style-name="T1">querySelectorAll() <text:s/>=&gt;</text:span><text:tab/>Returns a static NodeList containing all elements that matches a specified CSS selector(s) in the document</text:p>
        </text:list-item>
      </text:list>
      <text:p text:style-name="P1"/>
      <text:p text:style-name="P1"><text:span text:style-name="T1">The Element Object =&gt;</text:span> <text:s/>In the HTML DOM, the Element object represents an HTML element. <text:s/>element objects can have child nodes of type element nodes, text nodes, or comment nodes.</text:p>
      <text:p text:style-name="P1">Elements can also have attributes. Attributes are attribute nodes (See next chapter).</text:p>
      <text:p text:style-name="P1"/>
      <text:list xml:id="list4950856669527973496" text:style-name="L8">
        <text:list-item>
          <text:p text:style-name="P12"><text:span text:style-name="T1">element.addEventListener() =&gt;</text:span><text:tab/>Attaches an event handler to the specified element</text:p>
        </text:list-item>
        <text:list-item>
          <text:p text:style-name="P12"><text:span text:style-name="T1">element.appendChild() =&gt; </text:span>Adds a new child node, to an element, as the last child node</text:p>
        </text:list-item>
        <text:list-item>
          <text:p text:style-name="P12"><text:span text:style-name="T1">element.attributes=&gt; </text:span>Returns a NamedNodeMap of an element's attributes</text:p>
        </text:list-item>
        <text:list-item>
          <text:p text:style-name="P12"><text:span text:style-name="T1">element.blur() =&gt; </text:span>Removes focus from an element</text:p>
        </text:list-item>
        <text:list-item>
          <text:p text:style-name="P12"><text:span text:style-name="T1">element.childElementCount =&gt;</text:span><text:tab/>Returns the number of child elements an element has</text:p>
        </text:list-item>
        <text:list-item>
          <text:p text:style-name="P12"><text:span text:style-name="T1">element.childNodes =&gt;<text:tab/></text:span>Returns a collection of an element's child nodes (including text and comment nodes)</text:p>
        </text:list-item>
        <text:list-item>
          <text:p text:style-name="P12"><text:span text:style-name="T1">element.children =&gt; </text:span>Returns a collection of an element's child element (excluding text and comment nodes)</text:p>
        </text:list-item>
        <text:list-item>
          <text:p text:style-name="P12"><text:span text:style-name="T1">element.classList =&gt; </text:span>Returns the class name(s) of an element</text:p>
        </text:list-item>
        <text:list-item>
          <text:p text:style-name="P12"><text:soft-page-break/><text:span text:style-name="T1">element.className =&gt;<text:tab/></text:span>Sets or returns the value of the class attribute of an element</text:p>
        </text:list-item>
        <text:list-item>
          <text:p text:style-name="P12"><text:span text:style-name="T1">element.click() =&gt; </text:span>Simulates a mouse-click on an element</text:p>
        </text:list-item>
        <text:list-item>
          <text:p text:style-name="P12"><text:span text:style-name="T1">element.clientHeight <text:s/>=&gt; </text:span>Returns the height of an element, including padding</text:p>
        </text:list-item>
        <text:list-item>
          <text:p text:style-name="P12"><text:span text:style-name="T1">element.clientLeft =&gt; </text:span>Returns the width of the left border of an element</text:p>
        </text:list-item>
        <text:list-item>
          <text:p text:style-name="P12"><text:span text:style-name="T1">element.clientTop =&gt;</text:span><text:tab/>Returns the width of the top border of an element</text:p>
        </text:list-item>
        <text:list-item>
          <text:p text:style-name="P12"><text:span text:style-name="T1">element.clientWidth =&gt;</text:span> Returns the width of an element, including padding</text:p>
        </text:list-item>
        <text:list-item>
          <text:p text:style-name="P12"><text:span text:style-name="T1">element.compareDocumentPosition() =&gt; </text:span>Compares the document position of two elements</text:p>
        </text:list-item>
        <text:list-item>
          <text:p text:style-name="P12"><text:span text:style-name="T1">element.contains() =&gt;</text:span><text:tab/>Returns true if a node is a descendant of a node, otherwise false</text:p>
        </text:list-item>
        <text:list-item>
          <text:p text:style-name="P12"><text:span text:style-name="T1">element.contentEditable =&gt;</text:span> Sets or returns whether the content of an element is editable or not</text:p>
        </text:list-item>
        <text:list-item>
          <text:p text:style-name="P12"><text:span text:style-name="T1">element.firstChild =&gt; </text:span>Returns the first child node of an element</text:p>
        </text:list-item>
        <text:list-item>
          <text:p text:style-name="P12"><text:span text:style-name="T1">element.firstElementChild =&gt;</text:span> Returns the first child element of an element</text:p>
        </text:list-item>
        <text:list-item>
          <text:p text:style-name="P12"><text:span text:style-name="T1">element.getAttribute() =&gt; </text:span>Returns the specified attribute value of an element node</text:p>
        </text:list-item>
        <text:list-item>
          <text:p text:style-name="P12"><text:span text:style-name="T1">element.getAttributeNode() =&gt;</text:span> Returns the specified attribute node</text:p>
        </text:list-item>
        <text:list-item>
          <text:p text:style-name="P12"><text:span text:style-name="T1">element.getElementsByClassName() =&gt;</text:span> Returns a collection of all child elements with the specified class name</text:p>
        </text:list-item>
        <text:list-item>
          <text:p text:style-name="P12"><text:span text:style-name="T1">element.getElementsByTagName() =&gt; </text:span>Returns a collection of all child elements with the specified tag name</text:p>
        </text:list-item>
        <text:list-item>
          <text:p text:style-name="P12"><text:span text:style-name="T1">element.getElementsByTagName() =&gt;</text:span> Returns a collection of all child elements with the specified tag name</text:p>
        </text:list-item>
        <text:list-item>
          <text:p text:style-name="P12"><text:span text:style-name="T1">element.getFeature() =&gt; </text:span>Returns an object which implements the APIs of a specified feature</text:p>
        </text:list-item>
        <text:list-item>
          <text:p text:style-name="P12"><text:span text:style-name="T1">element.hasAttribute() =&gt; </text:span>Returns true if an element has the specified attribute, otherwise false</text:p>
        </text:list-item>
        <text:list-item>
          <text:p text:style-name="P12"><text:span text:style-name="T1">element.hasAttributes() =&gt; </text:span>Returns true if an element has any attributes, otherwise false</text:p>
        </text:list-item>
        <text:list-item>
          <text:p text:style-name="P12"><text:span text:style-name="T1">element.hasChildNodes() =&gt;</text:span> Returns true if an element has any child nodes, otherwise false</text:p>
        </text:list-item>
        <text:list-item>
          <text:p text:style-name="P12"><text:span text:style-name="T1">element.id =&gt;</text:span> Sets or returns the value of the id attribute of an element</text:p>
        </text:list-item>
        <text:list-item>
          <text:p text:style-name="P12"><text:span text:style-name="T1">element.innerHTML =&gt; </text:span>Sets or returns the content of an element</text:p>
        </text:list-item>
        <text:list-item>
          <text:p text:style-name="P12"><text:span text:style-name="T1">element.insertBefore() =&gt; </text:span>Inserts a new child node before a specified, existing, child node</text:p>
        </text:list-item>
        <text:list-item>
          <text:p text:style-name="P12"><text:span text:style-name="T1">element.isContentEditable =&gt;</text:span> Returns true if the content of an element is editable, otherwise false</text:p>
        </text:list-item>
        <text:list-item>
          <text:p text:style-name="P12"><text:span text:style-name="T1">element.isDefaultNamespace() =&gt;</text:span> Returns true if a specified namespaceURI is the default, otherwise false</text:p>
        </text:list-item>
        <text:list-item>
          <text:p text:style-name="P12"><text:span text:style-name="T1">element.lastChild =&gt;</text:span> Returns the last child node of an element</text:p>
        </text:list-item>
        <text:list-item>
          <text:p text:style-name="P12"><text:span text:style-name="T1">element.lastElementChild =&gt;</text:span> Returns the last child element of an element</text:p>
        </text:list-item>
        <text:list-item>
          <text:p text:style-name="P12"><text:span text:style-name="T1">element.nextSibling =&gt;</text:span> Returns the next node at the same node tree level</text:p>
        </text:list-item>
        <text:list-item>
          <text:p text:style-name="P12"><text:span text:style-name="T1">element.nextElementSibling =&gt; </text:span>Returns the next element at the same node tree level</text:p>
        </text:list-item>
        <text:list-item>
          <text:p text:style-name="P12"><text:span text:style-name="T1">element.nodeName =&gt; </text:span>Returns the name of a node</text:p>
        </text:list-item>
        <text:list-item>
          <text:p text:style-name="P12"><text:span text:style-name="T1">element.nodeType =&gt; </text:span>Returns the node type of a node</text:p>
        </text:list-item>
        <text:list-item>
          <text:p text:style-name="P12"><text:soft-page-break/><text:span text:style-name="T1">element.nodeValue =&gt; </text:span>Sets or returns the value of a node</text:p>
        </text:list-item>
        <text:list-item>
          <text:p text:style-name="P12"><text:span text:style-name="T1">element.offsetHeight =&gt; </text:span>Returns the height of an element, including padding, border and scrollbar</text:p>
        </text:list-item>
        <text:list-item>
          <text:p text:style-name="P12"><text:span text:style-name="T1">element.offsetWidth =&gt;</text:span> Returns the width of an element, including padding, border and scrollbar</text:p>
        </text:list-item>
        <text:list-item>
          <text:p text:style-name="P12"><text:span text:style-name="T1">element.offsetLeft =&gt;</text:span> Returns the horizontal offset position of an element</text:p>
        </text:list-item>
        <text:list-item>
          <text:p text:style-name="P12"><text:span text:style-name="T1">element.offsetParent =&gt; </text:span>Returns the offset container of an element</text:p>
        </text:list-item>
        <text:list-item>
          <text:p text:style-name="P12"><text:span text:style-name="T1">element.offsetTop =&gt;</text:span> Returns the vertical offset position of an element</text:p>
        </text:list-item>
        <text:list-item>
          <text:p text:style-name="P12"><text:span text:style-name="T1">element.parentNode =&gt; </text:span>Returns the parent node of an element</text:p>
        </text:list-item>
        <text:list-item>
          <text:p text:style-name="P12"><text:span text:style-name="T1">element.parentElement =&gt; </text:span>Returns the parent element node of an element</text:p>
        </text:list-item>
        <text:list-item>
          <text:p text:style-name="P12"><text:span text:style-name="T1">element.previousSibling =&gt; </text:span>Returns the previous node at the same node tree level</text:p>
        </text:list-item>
        <text:list-item>
          <text:p text:style-name="P12"><text:span text:style-name="T1">element.previousElementSibling =&gt; </text:span>Returns the previous element at the same node tree level</text:p>
        </text:list-item>
        <text:list-item>
          <text:p text:style-name="P12"><text:span text:style-name="T1">element.querySelector() =&gt;</text:span> Returns the first child element that matches a specified CSS selector(s) of an element</text:p>
        </text:list-item>
        <text:list-item>
          <text:p text:style-name="P12"><text:span text:style-name="T1">element.querySelectorAll() =&gt;</text:span> Returns all child elements that matches a specified CSS selector(s) of an element</text:p>
        </text:list-item>
        <text:list-item>
          <text:p text:style-name="P12"><text:span text:style-name="T1">element.removeAttribute() =&gt;</text:span> Removes a specified attribute from an element</text:p>
        </text:list-item>
        <text:list-item>
          <text:p text:style-name="P12"><text:span text:style-name="T1">element.removeAttributeNode() =&gt;</text:span> Removes a specified attribute node, and returns the removed node</text:p>
        </text:list-item>
        <text:list-item>
          <text:p text:style-name="P12"><text:span text:style-name="T1">element.removeChild() =&gt; </text:span>Removes a child node from an element</text:p>
        </text:list-item>
        <text:list-item>
          <text:p text:style-name="P12"><text:span text:style-name="T1">element.removeEventListener() =&gt; </text:span>Removes an event handler that has been attached with the addEventListener() =&gt; method</text:p>
        </text:list-item>
        <text:list-item>
          <text:p text:style-name="P12"><text:span text:style-name="T1">element.replaceChild() =&gt; </text:span>Replaces a child node in an element</text:p>
        </text:list-item>
        <text:list-item>
          <text:p text:style-name="P12"><text:span text:style-name="T1">element.scrollHeight =&gt; </text:span>Returns the entire height of an element, including padding</text:p>
        </text:list-item>
        <text:list-item>
          <text:p text:style-name="P12"><text:span text:style-name="T1">element.scrollIntoView() =&gt; </text:span>Scrolls the specified element into the visible area of the browser window</text:p>
        </text:list-item>
        <text:list-item>
          <text:p text:style-name="P12"><text:span text:style-name="T1">element.scrollLeft =&gt;</text:span> Sets or returns the number of pixels an element's content is scrolled horizontally</text:p>
        </text:list-item>
        <text:list-item>
          <text:p text:style-name="P12"><text:span text:style-name="T1">element.scrollTop =&gt; </text:span>Sets or returns the number of pixels an element's content is scrolled vertically</text:p>
        </text:list-item>
        <text:list-item>
          <text:p text:style-name="P12"><text:span text:style-name="T1">element.scrollWidth <text:s/>=&gt;</text:span> Returns the entire width of an element, including padding</text:p>
        </text:list-item>
        <text:list-item>
          <text:p text:style-name="P12"><text:span text:style-name="T1">element.setAttribute() =&gt;</text:span> Sets or changes the specified attribute, to the specified value</text:p>
        </text:list-item>
        <text:list-item>
          <text:p text:style-name="P12"><text:span text:style-name="T1">element.setAttributeNode() =&gt;</text:span> Sets or changes the specified attribute node</text:p>
        </text:list-item>
        <text:list-item>
          <text:p text:style-name="P12"><text:span text:style-name="T1">element.toString() =&gt; </text:span>Converts an element to a string</text:p>
        </text:list-item>
        <text:list-item>
          <text:p text:style-name="P12"><text:span text:style-name="T1">nodelist.item() =&gt; </text:span>Returns the node at the specified index in a NodeList</text:p>
        </text:list-item>
        <text:list-item>
          <text:p text:style-name="P12"><text:span text:style-name="T1">nodelist.length <text:s/>=&gt; </text:span>Returns the number of nodes in a NodeList</text:p>
        </text:list-item>
      </text:list>
      <text:p text:style-name="P1"/>
      <text:p text:style-name="P1"/>
      <text:p text:style-name="P1"><text:soft-page-break/><text:span text:style-name="T1">innerHeight =&gt;</text:span> Returns the inner height of a window's content area</text:p>
      <text:p text:style-name="P1"><text:span text:style-name="T1">innerWidth =&gt;</text:span> Returns the inner width of a window's content area</text:p>
      <text:p text:style-name="P1"><text:span text:style-name="T1">localStorage =&gt; </text:span>Allows to save key/value pairs in a web browser. Stores the data with no expiration date</text:p>
      <text:p text:style-name="P1"><text:span text:style-name="T1">location =&gt;</text:span> Returns the Location object for the window (See Location object)</text:p>
      <text:p text:style-name="P1"><text:span text:style-name="T1">outerHeight =&gt;</text:span> Returns the outer height of a window, including toolbars/scrollbars</text:p>
      <text:p text:style-name="P1"><text:span text:style-name="T1">outerWidth =&gt;</text:span> Returns the outer width of a window, including toolbars/scrollbars</text:p>
      <text:p text:style-name="P1"><text:span text:style-name="T1">pageXOffset =&gt; </text:span>Returns the pixels the current document has been scrolled (horizontally) from the upper left corner of the window</text:p>
      <text:p text:style-name="P1"><text:span text:style-name="T1">pageYOffset =&gt;</text:span> Returns the pixels the current document has been scrolled (vertically) from the upper left corner of the window</text:p>
      <text:p text:style-name="P1">function <text:span text:style-name="T1">changeme</text:span>() {</text:p>
      <text:p text:style-name="P1"><text:s text:c="4"/>var nodes = document.getElementById('parent_id').childNodes;</text:p>
      <text:p text:style-name="P1"><text:s text:c="4"/>for(var i=0; i&lt;nodes.length; i++) {</text:p>
      <text:p text:style-name="P1"><text:s text:c="9"/>if (nodes[i].nodeName.toLowerCase() == 'div') {</text:p>
      <text:p text:style-name="P1"><text:s text:c="8"/>nodes[i].style.background = '#f3f3f3';</text:p>
      <text:p text:style-name="P1"><text:s text:c="9"/>}</text:p>
      <text:p text:style-name="P1"><text:s text:c="4"/>}</text:p>
      <text:p text:style-name="P1">}</text:p>
      <text:p text:style-name="P1"/>
      <text:p text:style-name="P1"><text:span text:style-name="T1">Angular observables =&gt;</text:span> There are a few places in Angular where reactive programming and observables are in use.</text:p>
      <text:p text:style-name="P1"><text:span text:style-name="T1">EventEmitter =&gt; </text:span>Under the hood this works via Observables.</text:p>
      <text:p text:style-name="P1"><text:span text:style-name="T1">HTTP =&gt; </text:span>We’ve not covered this yet but HTTP requests in Angular are all handled via Observables.</text:p>
      <text:p text:style-name="P1"><text:span text:style-name="T1">Forms =&gt; </text:span>Reactive forms in Angular expose an observable, a stream of all the input fields in the form combined.</text:p>
      <text:p text:style-name="P1"/>
      <text:p text:style-name="P1"><text:span text:style-name="T1">DynamicComponent =&gt;</text:span> Component can also be loaded dynamically at runtime using ComponentFactory, ComponentFactoryResolver and ViewContainerRef.Those components which need to be loaded dynamically should also be configured in entryComponents metadata of @NgModule decorator in module file.</text:p>
      <text:p text:style-name="P1"><text:s/></text:p>
      <text:p text:style-name="P1"><text:span text:style-name="T1">ComponentFactory and ComponentFactoryResolver =&gt;</text:span> ComponentFactory is used to create instance of components. ComponentFactoryResolver resolves a ComponentFactory for a specific component. It is used as follows.</text:p>
      <text:p text:style-name="P1">let <text:span text:style-name="T1">componentFactory</text:span> = this.componentFactoryResolver.resolveComponentFactory(component); </text:p>
      <text:p text:style-name="P1"/>
      <text:p text:style-name="P1"><text:span text:style-name="T1">ViewContainerRef =&gt;</text:span> ViewContainerRef represents a container where we can attach one or more views. Some important methods of ViewContainerRef are createEmbeddedView() and createComponent(). createEmbeddedView() is used to attach embedded views based on <text:soft-page-break/>TemplateRef. createComponent() instantiates a single component and inserts its host view into the view container at a specified index. In our dynamic component loader example, we will load component using createComponent() of ViewContainerRef.</text:p>
      <text:p text:style-name="P1">let componentRef = viewContainerRef.createComponent(componentFactory); </text:p>
      <text:p text:style-name="P1"/>
      <text:p text:style-name="P1"><text:span text:style-name="T1">@ViewChildren =&gt; </text:span>Returns the specified elements or directives from the view DOM as QueryList.</text:p>
      <text:p text:style-name="P2">or</text:p>
      <text:p text:style-name="P1">The @ViewChildren decorator supports directive or component type as parameter, or the name of a template variable.</text:p>
      <text:p text:style-name="P1"/>
      <text:p text:style-name="P1">When the parameter is a component/directive the return value will be the component/directive instance.</text:p>
      <text:p text:style-name="P1">@ViewChildren(AlertComponent) alerts:QueryList&lt;AlertComponent&gt;</text:p>
      <text:p text:style-name="P1"/>
      <text:p text:style-name="P1">When the parameter is the name of a template variable, the return value will be a reference to the native element.</text:p>
      <text:p text:style-name="P1">@ViewChildren("div") divs: QueryList&lt;any&gt;</text:p>
      <text:p text:style-name="P1"/>
      <text:p text:style-name="P1"><text:span text:style-name="T1">@ViewChildren =&gt; </text:span>the ViewChildren decorator will return the component instance, but you can ask for other tokens:</text:p>
      <text:p text:style-name="P1">The native DOM element —</text:p>
      <text:p text:style-name="P1">@ViewChildren(AlertComponent, { read: ElementRef }) alerts: QueryList&lt;AlertComponent&gt;</text:p>
      <text:p text:style-name="P1"><text:span text:style-name="T1">ViewContainerRef =&gt; </text:span>You need this token when you need to create templates or components dynamically.</text:p>
      <text:p text:style-name="P1">@ViewChildren(AlertComponent, { read: ViewContainerRef }) alerts: QueryList&lt;AlertComponent&gt;</text:p>
      <text:p text:style-name="P1"/>
      <text:p text:style-name="P1"><text:span text:style-name="T1">QueryList =&gt; </text:span>QueryList is just a fancy name for an object that stores a list of items. Angular will automatically update the object items for you.</text:p>
      <text:list xml:id="list7764479370149150820" text:style-name="L9">
        <text:list-item>
          <text:p text:style-name="P13">first =&gt; get the first item </text:p>
        </text:list-item>
        <text:list-item>
          <text:p text:style-name="P13">last =&gt; get the last item</text:p>
        </text:list-item>
        <text:list-item>
          <text:p text:style-name="P13">length =&gt; get the items length</text:p>
        </text:list-item>
      </text:list>
      <text:p text:style-name="P1"/>
      <text:p text:style-name="P1">Methods =&gt; following method you can use querylist</text:p>
      <text:list xml:id="list7631605209342856793" text:style-name="L10">
        <text:list-item>
          <text:p text:style-name="P14">map(),</text:p>
        </text:list-item>
        <text:list-item>
          <text:p text:style-name="P14">filter(), </text:p>
        </text:list-item>
        <text:list-item>
          <text:p text:style-name="P14">find(), </text:p>
        </text:list-item>
        <text:list-item>
          <text:p text:style-name="P14">reduce(),</text:p>
        </text:list-item>
        <text:list-item>
          <text:p text:style-name="P14">forEach(),</text:p>
        </text:list-item>
        <text:list-item>
          <text:p text:style-name="P14">so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19</meta:editing-cycles>
    <meta:creation-date>2017-06-16T11:30:00</meta:creation-date>
    <dc:date>2018-03-23T19:16:04.21</dc:date>
    <meta:editing-duration>PT14H10M54S</meta:editing-duration>
    <meta:generator>OpenOffice/4.1.3$Win32 OpenOffice.org_project/413m1$Build-9783</meta:generator>
    <meta:print-date>2018-01-22T13:59:36.07</meta:print-date>
    <meta:document-statistic meta:table-count="0" meta:image-count="0" meta:object-count="0" meta:page-count="8" meta:paragraph-count="210" meta:word-count="2813" meta:character-count="180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